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3ec6b5" officeooo:paragraph-rsid="003ec6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Use the file "how-it-works.html" page code in this project as the EXACT visual and styling codes reference for this page.</text:p>
      <text:p text:style-name="Text_20_body"/>
      <text:p text:style-name="Text_20_body">Use the EXACT same code FOR style and visual treatment from that file for the page design, including:</text:p>
      <text:p text:style-name="Text_20_body"/>
      <text:p text:style-name="Text_20_body">EXACT color codes</text:p>
      <text:p text:style-name="Text_20_body">EXACT gradient codes</text:p>
      <text:p text:style-name="Text_20_body">EXACT glow effect codes</text:p>
      <text:p text:style-name="Text_20_body">EXACT shadow codes</text:p>
      <text:p text:style-name="Text_20_body">EXACT depth codes</text:p>
      <text:p text:style-name="Text_20_body">EXACT 3D layering codes</text:p>
      <text:p text:style-name="Text_20_body">EXACT lighting effect codes</text:p>
      <text:p text:style-name="Text_20_body">EXACT background treatment codes</text:p>
      <text:p text:style-name="Text_20_body">EXACT background blur codes</text:p>
      <text:p text:style-name="Text_20_body">EXACT vignette codes</text:p>
      <text:p text:style-name="Text_20_body">EXACT texture codes</text:p>
      <text:p text:style-name="Text_20_body">EXACT visual noise codes</text:p>
      <text:p text:style-name="Text_20_body">EXACT typography codes</text:p>
      <text:p text:style-name="Text_20_body">EXACT font weight codes</text:p>
      <text:p text:style-name="Text_20_body">EXACT font spacing codes</text:p>
      <text:p text:style-name="Text_20_body">EXACT text glow codes</text:p>
      <text:p text:style-name="Text_20_body">EXACT text highlight codes</text:p>
      <text:p text:style-name="Text_20_body">EXACT button styling codes</text:p>
      <text:p text:style-name="Text_20_body">EXACT button gradient codes</text:p>
      <text:p text:style-name="Text_20_body">EXACT button hover effect codes</text:p>
      <text:p text:style-name="Text_20_body">EXACT button shadow codes</text:p>
      <text:p text:style-name="Text_20_body">EXACT border codes</text:p>
      <text:p text:style-name="Text_20_body">EXACT border glow codes</text:p>
      <text:p text:style-name="Text_20_body">EXACT edge lighting codes</text:p>
      <text:p text:style-name="Text_20_body"><text:soft-page-break/>EXACT card styling codes</text:p>
      <text:p text:style-name="Text_20_body">EXACT card shadow codes</text:p>
      <text:p text:style-name="Text_20_body">EXACT card hover lift codes</text:p>
      <text:p text:style-name="Text_20_body">EXACT spacing system codes, while still allowing spacing to adapt correctly to content</text:p>
      <text:p text:style-name="Text_20_body">EXACT layout structure codes</text:p>
      <text:p text:style-name="Text_20_body">EXACT responsiveness codes</text:p>
      <text:p text:style-name="Text_20_body">EXACT animation codes</text:p>
      <text:p text:style-name="Text_20_body">EXACT transition codes</text:p>
      <text:p text:style-name="Text_20_body">EXACT motion behavior codes</text:p>
      <text:p text:style-name="Text_20_body">EXACT floating effect codes</text:p>
      <text:p text:style-name="Text_20_body">EXACT premium dark 3D appearance codes</text:p>
      <text:p text:style-name="Text_20_body"/>
      <text:p text:style-name="Text_20_body">Use the EXACT same header code, EXACT structure, EXACT layout, EXACT styling codes, and EXACT behavior from "how-it-works.html" page code.</text:p>
      <text:p text:style-name="Text_20_body"/>
      <text:p text:style-name="Text_20_body">Do NOT modify the header.</text:p>
      <text:p text:style-name="Text_20_body">Do NOT restyle the header.</text:p>
      <text:p text:style-name="Text_20_body">Do NOT simplify the header.</text:p>
      <text:p text:style-name="Text_20_body"/>
      <text:p text:style-name="Text_20_body">Use the EXACT same footer code, EXACT structure, EXACT layout, EXACT styling codes, and EXACT behavior from "how-it-works.html" page code.</text:p>
      <text:p text:style-name="Text_20_body"/>
      <text:p text:style-name="Text_20_body">Do NOT modify the footer.</text:p>
      <text:p text:style-name="Text_20_body">Do NOT restyle the footer.</text:p>
      <text:p text:style-name="Text_20_body">Do NOT simplify the footer.</text:p>
      <text:p text:style-name="Text_20_body"/>
      <text:p text:style-name="Text_20_body">Do NOT create a new design direction.</text:p>
      <text:p text:style-name="Text_20_body">Do NOT simplify or flatten the design.</text:p>
      <text:p text:style-name="Text_20_body">Do NOT approximate anything.</text:p>
      <text:p text:style-name="Text_20_body">Use the EXACT visual system codes and EXACT design behavior codes from the How It Works page code.</text:p>
      <text:p text:style-name="Text_20_body"><text:soft-page-break/></text:p>
      <text:p text:style-name="Text_20_body">Create a clean, modern homepage for Results Smart.</text:p>
      <text:p text:style-name="Text_20_body"/>
      <text:p text:style-name="Text_20_body">STYLE:</text:p>
      <text:p text:style-name="Text_20_body">• Dark, sleek, futuristic design with subtle blue/purple glow accents using the EXACT color codes, EXACT glow effect codes, EXACT lighting effect codes, EXACT background treatment codes, and EXACT premium dark 3D appearance codes from the "how-it-works.html" page code</text:p>
      <text:p text:style-name="Text_20_body">• Match colors EXACTLY to the EXACT color codes used in the "how-it-works.html" page code</text:p>
      <text:p text:style-name="Text_20_body">• Use the blue-to-purple gradient on the hero headline only EXACTLY like the hero headline in the "how-it-works.html" page code, using the EXACT gradient codes, EXACT text treatment codes, EXACT typography codes, and EXACT visual behavior codes from the "how-it-works.html" page code</text:p>
      <text:p text:style-name="Text_20_body">• Use clean spacing with the EXACT spacing system codes from the "how-it-works.html" page code</text:p>
      <text:p text:style-name="Text_20_body">• Use soft shadows with the EXACT shadow codes and EXACT depth codes from the "how-it-works.html" page code</text:p>
      <text:p text:style-name="Text_20_body">• Use glass-like panels with the EXACT card styling codes, EXACT background blur codes, EXACT border codes, EXACT edge lighting codes, and EXACT depth codes from the "how-it-works.html" page code</text:p>
      <text:p text:style-name="Text_20_body">• Use white text with gradient fade on key headline words using the EXACT text color codes, EXACT text glow codes, EXACT text highlight codes, EXACT gradient codes, and EXACT typography codes from the "how-it-works.html" page code</text:p>
      <text:p text:style-name="Text_20_body">• Use subtle ambient glow around sections for depth using the EXACT glow effect codes, EXACT lighting effect codes, EXACT shadow codes, EXACT depth codes, and EXACT background treatment codes from the "how-it-works.html" page code</text:p>
      <text:p text:style-name="Text_20_body"/>
      <text:p text:style-name="Text_20_body">3D &amp; MOTION:</text:p>
      <text:p text:style-name="Text_20_body">• Buttons: soft 3D depth + hover “pop” effect using EXACT button styling codes, EXACT button gradient codes, EXACT button hover effect codes, and EXACT button shadow codes from "how-it-works.html" page code</text:p>
      <text:p text:style-name="Text_20_body">• Cards: layered, elevated look using EXACT depth codes and EXACT shadow codes from the "how-it-works.html" page code</text:p>
      <text:p text:style-name="Text_20_body">• Smooth hover animations using EXACT animation codes and EXACT transition codes from the "how-it-works.html" page code</text:p>
      <text:p text:style-name="Text_20_body">• Keep motion subtle and premium</text:p>
      <text:p text:style-name="Text_20_body"/>
      <text:p text:style-name="Text_20_body"><text:soft-page-break/>TONE:</text:p>
      <text:p text:style-name="Text_20_body">• Bold, confident, sales-driven</text:p>
      <text:p text:style-name="Text_20_body">• Extremely simple language</text:p>
      <text:p text:style-name="Text_20_body">• Minimal technical jargon</text:p>
      <text:p text:style-name="Text_20_body">• Focus on outcomes: more calls, more customers, more revenue</text:p>
      <text:p text:style-name="Text_20_body"/>
      <text:p text:style-name="Text_20_body"/>
      <text:p text:style-name="Text_20_body">VISUAL ELEMENTS &amp; GRAPHICS:</text:p>
      <text:p text:style-name="Text_20_body"/>
      <text:p text:style-name="Text_20_body">Add clean, modern, high-quality visuals that support the content, including device-based imagery such as computers, dashboards, and mobile phones.</text:p>
      <text:p text:style-name="Text_20_body"/>
      <text:p text:style-name="Text_20_body">Incorporate UI-style elements such as message bubbles, notifications, and conversation previews positioned around or slightly above device screens.</text:p>
      <text:p text:style-name="Text_20_body"/>
      <text:p text:style-name="Text_20_body">Use subtle floating motion effects </text:p>
      <text:p text:style-name="Text_20_body"/>
      <text:p text:style-name="Text_20_body">Apply gentle movement such as slow drifting, slight hover motion, or layered depth shifts to create a premium 3D feel without distraction.</text:p>
      <text:p text:style-name="Text_20_body"/>
      <text:p text:style-name="Text_20_body">Ensure all visuals use the EXACT glow effect codes, EXACT lighting effect codes, EXACT shadow codes, and EXACT depth codes from the "how-it-works.html" page code.</text:p>
      <text:p text:style-name="Text_20_body"/>
      <text:p text:style-name="Text_20_body">Keep all graphics clean, minimal, and consistent with the overall EXACT premium dark 3D appearance codes.</text:p>
      <text:p text:style-name="Text_20_body"/>
      <text:p text:style-name="Text_20_body">Do NOT clutter sections with too many visuals.</text:p>
      <text:p text:style-name="Text_20_body">Use graphics only where they enhance clarity and visual engagement.</text:p>
      <text:p text:style-name="Text_20_body"/>
      <text:p text:style-name="Text_20_body"/>
      <text:p text:style-name="Text_20_body"/>
      <text:p text:style-name="Text_20_body"><text:soft-page-break/>SECTION 1: HERO</text:p>
      <text:p text:style-name="Text_20_body"/>
      <text:p text:style-name="Text_20_body">Headline:</text:p>
      <text:p text:style-name="Text_20_body">Replace outdated systems with AI-powered solutions that capture every opportunity—</text:p>
      <text:p text:style-name="Text_20_body">no more missed calls or underperforming websites—we create real, measurable growth.</text:p>
      <text:p text:style-name="P1">***the words “Replace outdated systems with AI-powered solutions that capture every opportunity—</text:p>
      <text:p text:style-name="P1">no more missed calls or underperforming websites” should be white just like the white header section of the how it works page... the “—we create real, measurable growth.” words should use the exact dark blue &amp; purple gradient as the second part of the header in the how it works page.</text:p>
      <text:p text:style-name="Text_20_body"/>
      <text:p text:style-name="Text_20_body">Subheadline:</text:p>
      <text:p text:style-name="Text_20_body">Missed calls, mishandled follow-ups, and lost opportunities happen more than you think—because your system isn’t built to handle them.</text:p>
      <text:p text:style-name="Text_20_body"/>
      <text:p text:style-name="Text_20_body">Supporting line:</text:p>
      <text:p text:style-name="Text_20_body">78% of customers choose the first business they interact with.</text:p>
      <text:p text:style-name="Text_20_body"/>
      <text:p text:style-name="Text_20_body">Buttons (above the fold):</text:p>
      <text:p text:style-name="Text_20_body">• Primary: View Plans → /plans</text:p>
      <text:p text:style-name="Text_20_body">• Secondary: Get Your Free Demo → /demo</text:p>
      <text:p text:style-name="Text_20_body"/>
      <text:p text:style-name="Text_20_body">SECTION 2: SMART WEBSITES</text:p>
      <text:p text:style-name="Text_20_body"/>
      <text:p text:style-name="Text_20_body">Headline:</text:p>
      <text:p text:style-name="Text_20_body">No More Dormant Websites. Your Website Becomes Your #1 Salesperson.</text:p>
      <text:p text:style-name="Text_20_body"/>
      <text:p text:style-name="Text_20_body">Subtext:</text:p>
      <text:p text:style-name="Text_20_body">Turn your website into a system that engages visitors instantly, captures their information, and moves every opportunity forward—on autopilot.</text:p>
      <text:p text:style-name="Text_20_body"/>
      <text:p text:style-name="Text_20_body">CTA:</text:p>
      <text:p text:style-name="Text_20_body"><text:soft-page-break/>• See What’s Costing You Customers → /online-visibility</text:p>
      <text:p text:style-name="Text_20_body"/>
      <text:p text:style-name="Text_20_body">Supporting line:</text:p>
      <text:p text:style-name="Text_20_body">✔ Free • No obligation • Results in minutes</text:p>
      <text:p text:style-name="Text_20_body"/>
      <text:p text:style-name="Text_20_body">SECTION 3: MISSED CALLS / AI RESPONSE</text:p>
      <text:p text:style-name="Text_20_body"/>
      <text:p text:style-name="Text_20_body">Headline:</text:p>
      <text:p text:style-name="Text_20_body">Miss a Call—But Not Your Customer.</text:p>
      <text:p text:style-name="Text_20_body"/>
      <text:p text:style-name="Text_20_body">Subtext:</text:p>
      <text:p text:style-name="Text_20_body">The moment a call is missed, your Smart system instantly responds with a friendly text—keeping the conversation alive, answering questions, collecting contact information, and booking appointments.</text:p>
      <text:p text:style-name="Text_20_body"/>
      <text:p text:style-name="Text_20_body">Supporting Line:</text:p>
      <text:p text:style-name="Text_20_body">Every missed call becomes a fully transcribed, trackable conversation inside your Smart Sales System—giving you complete visibility into every interaction so you know exactly what customers need before you follow up.</text:p>
      <text:p text:style-name="Text_20_body"/>
      <text:p text:style-name="Text_20_body">Bullets:</text:p>
      <text:p text:style-name="Text_20_body">• Missed calls trigger an instant text response—keeping the opportunity alive</text:p>
      <text:p text:style-name="Text_20_body">• Personalized messaging that feels natural, not automated</text:p>
      <text:p text:style-name="Text_20_body">• Keep new leads, quit losing them to competitors</text:p>
      <text:p text:style-name="Text_20_body">• Every interaction is captured, transcribed, and logged automatically</text:p>
      <text:p text:style-name="Text_20_body"/>
      <text:p text:style-name="Text_20_body">CTA:</text:p>
      <text:p text:style-name="Text_20_body">• See How It Works → /how-it-works</text:p>
      <text:p text:style-name="Text_20_body"/>
      <text:p text:style-name="Text_20_body"/>
      <text:p text:style-name="Text_20_body"/>
      <text:p text:style-name="Text_20_body"/>
      <text:p text:style-name="Text_20_body"><text:soft-page-break/>SECTION 4: MOBILE</text:p>
      <text:p text:style-name="Text_20_body"/>
      <text:p text:style-name="Text_20_body">Headline:</text:p>
      <text:p text:style-name="Text_20_body">Your Business Doesn’t Stop When You’re Away</text:p>
      <text:p text:style-name="Text_20_body"/>
      <text:p text:style-name="Text_20_body">Subtext:</text:p>
      <text:p text:style-name="Text_20_body">Monitor conversations, manage leads, and control your entire Smart system directly from your phone.</text:p>
      <text:p text:style-name="Text_20_body"/>
      <text:p text:style-name="Text_20_body">Bullets:</text:p>
      <text:p text:style-name="Text_20_body">• Watch every ongoing AI conversation in real time</text:p>
      <text:p text:style-name="Text_20_body">• Step in and take over conversations at any time</text:p>
      <text:p text:style-name="Text_20_body">• Collect and manage payments</text:p>
      <text:p text:style-name="Text_20_body">• Access documents and contracts</text:p>
      <text:p text:style-name="Text_20_body">• View and manage social media activity</text:p>
      <text:p text:style-name="Text_20_body">• Track leads and pipelines from anywhere</text:p>
      <text:p text:style-name="Text_20_body">• Get notified the moment a new opportunity comes in</text:p>
      <text:p text:style-name="Text_20_body">• Stay in control without being tied to your desk</text:p>
      <text:p text:style-name="Text_20_body"/>
      <text:p text:style-name="Text_20_body">SECTION 5: RESPONSE SPEED</text:p>
      <text:p text:style-name="Text_20_body"/>
      <text:p text:style-name="Text_20_body">Headline:</text:p>
      <text:p text:style-name="Text_20_body">Can’t Respond Instantly? Your Competitors Get Your Leads</text:p>
      <text:p text:style-name="Text_20_body"/>
      <text:p text:style-name="Text_20_body">Comparison layout:</text:p>
      <text:p text:style-name="Text_20_body"/>
      <text:p text:style-name="Text_20_body">Left:</text:p>
      <text:p text:style-name="Text_20_body">• Missed calls go unanswered</text:p>
      <text:p text:style-name="Text_20_body">• Messages sit with no reply</text:p>
      <text:p text:style-name="Text_20_body">• Customers move on</text:p>
      <text:p text:style-name="Text_20_body"/>
      <text:p text:style-name="Text_20_body"><text:soft-page-break/>Right:</text:p>
      <text:p text:style-name="Text_20_body">• Every inquiry gets an instant response</text:p>
      <text:p text:style-name="Text_20_body">• Conversations start immediately</text:p>
      <text:p text:style-name="Text_20_body">• Much higher customer conversion</text:p>
      <text:p text:style-name="Text_20_body"/>
      <text:p text:style-name="Text_20_body">Button:</text:p>
      <text:p text:style-name="Text_20_body">• Get Your Free Demo → /demo</text:p>
      <text:p text:style-name="Text_20_body"/>
      <text:p text:style-name="Text_20_body">SECTION 6: FEATURES</text:p>
      <text:p text:style-name="Text_20_body"/>
      <text:p text:style-name="Text_20_body">Headline:</text:p>
      <text:p text:style-name="Text_20_body">Your Complete Smart System</text:p>
      <text:p text:style-name="Text_20_body"/>
      <text:p text:style-name="Text_20_body">Subtext:</text:p>
      <text:p text:style-name="Text_20_body">Every component works together to capture, handle, and convert every opportunity</text:p>
      <text:p text:style-name="Text_20_body"/>
      <text:p text:style-name="Text_20_body">Cards:</text:p>
      <text:p text:style-name="Text_20_body">• Smart Website — Leads visitors along an intentional sales path</text:p>
      <text:p text:style-name="Text_20_body">• Smart Bot — Engages conversations and captures contact info</text:p>
      <text:p text:style-name="Text_20_body">• Voice AI — Answers calls, answers questions and books appointments</text:p>
      <text:p text:style-name="Text_20_body">• Missed Call Text Back — Recovers missed opportunities instantly</text:p>
      <text:p text:style-name="Text_20_body">• Smart Sales System — Tracks and manages every lead</text:p>
      <text:p text:style-name="Text_20_body">• Automated Follow-Up — Ensures no lead is forgotten</text:p>
      <text:p text:style-name="Text_20_body"/>
      <text:p text:style-name="Text_20_body">Button:</text:p>
      <text:p text:style-name="Text_20_body">• Get Free Demo → /demo</text:p>
      <text:p text:style-name="Text_20_body"/>
      <text:p text:style-name="Text_20_body">SECTION 7: RESULTS</text:p>
      <text:p text:style-name="Text_20_body"/>
      <text:p text:style-name="Text_20_body">Headline:</text:p>
      <text:p text:style-name="Text_20_body"><text:soft-page-break/>What Happens When Every Opportunity Is Handled Instantly</text:p>
      <text:p text:style-name="Text_20_body"/>
      <text:p text:style-name="Text_20_body">Subtext:</text:p>
      <text:p text:style-name="Text_20_body">When speed, consistency, and follow-ups are handled properly, your entire customer flow and acquisition rates improve drastically—while workload is reduced</text:p>
      <text:p text:style-name="Text_20_body"/>
      <text:p text:style-name="Text_20_body">Results:</text:p>
      <text:p text:style-name="Text_20_body">• more conversations started with potential customers</text:p>
      <text:p text:style-name="Text_20_body">• more opportunities captured and followed up</text:p>
      <text:p text:style-name="Text_20_body">• more appointments booked automatically</text:p>
      <text:p text:style-name="Text_20_body">• far more customers choosing you over competitors</text:p>
      <text:p text:style-name="Text_20_body"/>
      <text:p text:style-name="Text_20_body">SECTION 8: FINAL CTA</text:p>
      <text:p text:style-name="Text_20_body"/>
      <text:p text:style-name="Text_20_body">Headline:</text:p>
      <text:p text:style-name="Text_20_body">See What You’re Missing—And Fix It Before You Lose More Customers</text:p>
      <text:p text:style-name="Text_20_body"/>
      <text:p text:style-name="Text_20_body">Subtext:</text:p>
      <text:p text:style-name="Text_20_body">Get a clear breakdown of where opportunities are being lost—and how your Smart system fixes it automatically.</text:p>
      <text:p text:style-name="Text_20_body"/>
      <text:p text:style-name="Text_20_body">Buttons:</text:p>
      <text:p text:style-name="Text_20_body">• Get Your Free Demo → /demo</text:p>
      <text:p text:style-name="Text_20_body">• See What’s Costing You Customers → /online-visibility</text:p>
      <text:p text:style-name="Text_20_body"/>
      <text:p text:style-name="Text_20_body">Under buttons:</text:p>
      <text:p text:style-name="Text_20_body">Takes less than 60 seconds. No obligation.</text:p>
      <text:p text:style-name="Text_20_body"/>
      <text:p text:style-name="Text_20_body">FOOTER:</text:p>
      <text:p text:style-name="Text_20_body">Use the EXACT footer from "how-it-works.html" page code.</text:p>
      <text:p text:style-name="Text_20_body"><text:soft-page-break/>Keep it minimal and cle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7T11:14:05.181573600</meta:creation-date>
    <dc:date>2026-04-04T16:35:59.607781100</dc:date>
    <meta:editing-duration>PT1H51M26S</meta:editing-duration>
    <meta:editing-cycles>17</meta:editing-cycles>
    <meta:generator>LibreOffice/26.2.1.2$Windows_X86_64 LibreOffice_project/620$Build-2</meta:generator>
    <meta:document-statistic meta:table-count="0" meta:image-count="0" meta:object-count="0" meta:page-count="10" meta:paragraph-count="179" meta:word-count="1439" meta:character-count="9185" meta:non-whitespace-character-count="7929"/>
  </office:meta>
</office:document-meta>
</file>